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4.56847222222222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0.758472222222222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582083333333333cm"/>
    </style:style>
    <style:style style:name="co6" style:family="table-column">
      <style:table-column-properties fo:break-before="auto" style:column-width="0.687916666666667cm"/>
    </style:style>
    <style:style style:name="co7" style:family="table-column">
      <style:table-column-properties fo:break-before="auto" style:column-width="0.617361111111111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0.458611111111111cm"/>
    </style:style>
    <style:style style:name="co11" style:family="table-column">
      <style:table-column-properties fo:break-before="auto" style:column-width="1.09361111111111cm"/>
    </style:style>
    <style:style style:name="co12" style:family="table-column">
      <style:table-column-properties fo:break-before="auto" style:column-width="2.25777777777778cm"/>
    </style:style>
    <style:style style:name="co13" style:family="table-column">
      <style:table-column-properties fo:break-before="auto" style:column-width="1.1641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7.9pt" style:use-optimal-row-height="false" fo:break-before="auto"/>
    </style:style>
    <style:style style:name="ro3" style:family="table-row">
      <style:table-row-properties style:row-height="15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table:number-columns-repeated="2" table:style-name="ce1"/>
          <table:table-cell office:value-type="string" table:number-columns-spanned="2" table:number-rows-spanned="1" table:style-name="ce3">
            <text:p>Exo 1</text:p>
          </table:table-cell>
          <table:covered-table-cell/>
          <table:table-cell office:value-type="string" table:number-columns-spanned="2" table:number-rows-spanned="1" table:style-name="ce3">
            <text:p>Exo 2</text:p>
          </table:table-cell>
          <table:covered-table-cell/>
          <table:table-cell office:value-type="string" table:number-columns-spanned="3" table:number-rows-spanned="1" table:style-name="ce3">
            <text:p>Exo 3</text:p>
          </table:table-cell>
          <table:covered-table-cell table:number-columns-repeated="2"/>
          <table:table-cell office:value-type="string" table:number-columns-spanned="2" table:number-rows-spanned="1" table:style-name="ce3">
            <text:p>Exo 4</text:p>
          </table:table-cell>
          <table:covered-table-cell/>
          <table:table-cell office:value-type="string" table:style-name="ce1">
            <text:p>Bonus qualité</text:p>
          </table:table-cell>
          <table:table-cell office:value-type="string" table:style-name="ce5">
            <text:p>PTML</text:p>
          </table:table-cell>
          <table:table-cell office:value-type="string" table:style-name="ce1">
            <text:p>nb_vrai</text:p>
          </table:table-cell>
          <table:table-cell office:value-type="string" table:style-name="ce5">
            <text:p>FTML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login ptml</text:p>
          </table:table-cell>
          <table:table-cell office:value-type="string" table:style-name="ce1">
            <text:p>nom ftml</text:p>
          </table:table-cell>
          <table:table-cell office:value-type="string" table:style-name="ce1">
            <text:p>colonnes ok</text:p>
          </table:table-cell>
          <table:table-cell office:value-type="string" table:style-name="ce1">
            <text:p>subplot colorié</text:p>
          </table:table-cell>
          <table:table-cell office:value-type="string" table:style-name="ce1">
            <text:p>TCD</text:p>
          </table:table-cell>
          <table:table-cell office:value-type="string" table:style-name="ce1">
            <text:p>chi2/cov</text:p>
          </table:table-cell>
          <table:table-cell office:value-type="string" table:style-name="ce1">
            <text:p>svm</text:p>
          </table:table-cell>
          <table:table-cell office:value-type="string" table:style-name="ce1">
            <text:p>penalisation</text:p>
          </table:table-cell>
          <table:table-cell office:value-type="string" table:style-name="ce1">
            <text:p>droites scatter</text:p>
          </table:table-cell>
          <table:table-cell office:value-type="string" table:style-name="ce1">
            <text:p>arbre</text:p>
          </table:table-cell>
          <table:table-cell office:value-type="string" table:style-name="ce1">
            <text:p>score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number-columns-repeated="16369"/>
        </table:table-row>
        <table:table-row table:style-name="ro3">
          <table:table-cell office:value-type="string" table:style-name="ce2">
            <text:p>alae-eddine.el-hmimdi</text:p>
          </table:table-cell>
          <table:table-cell office:value-type="string" table:style-name="ce2">
            <text:p>EL HMIMD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8" table:formula="of:=MIN(20;SUM([.C3:.L3])*2+1)" table:style-name="ce4">
            <text:p>8</text:p>
          </table:table-cell>
          <table:table-cell office:value-type="float" office:value="4.5" table:style-name="ce1">
            <text:p>4,5</text:p>
          </table:table-cell>
          <table:table-cell office:value-type="float" office:value="11" table:formula="of:=MIN(20;[.N3]*2+2)" table:style-name="ce4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lexandre.majed</text:p>
          </table:table-cell>
          <table:table-cell office:value-type="string" table:style-name="ce1">
            <text:p>MAJ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6" table:formula="of:=MIN(20;SUM([.C4:.L4])*2+1)" table:style-name="ce4">
            <text:p>16</text:p>
          </table:table-cell>
          <table:table-cell office:value-type="float" office:value="5.5" table:style-name="ce1">
            <text:p>5,5</text:p>
          </table:table-cell>
          <table:table-cell office:value-type="float" office:value="13" table:formula="of:=MIN(20;[.N4]*2+2)" table:style-name="ce4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lixe_c</text:p>
          </table:table-cell>
          <table:table-cell office:value-type="string" table:style-name="ce1">
            <text:p>ALIXE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3.5" table:formula="of:=MIN(20;SUM([.C5:.L5])*2+1)" table:style-name="ce4">
            <text:p>13,5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MIN(20;[.N5]*2+2)" table:style-name="ce4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stain_d</text:p>
          </table:table-cell>
          <table:table-cell office:value-type="string" table:style-name="ce1">
            <text:p>ASTA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6" table:formula="of:=MIN(20;SUM([.C6:.L6])*2+1)" table:style-name="ce4">
            <text:p>16</text:p>
          </table:table-cell>
          <table:table-cell office:value-type="float" office:value="5.5" table:style-name="ce1">
            <text:p>5,5</text:p>
          </table:table-cell>
          <table:table-cell office:value-type="float" office:value="13" table:formula="of:=MIN(20;[.N6]*2+2)" table:style-name="ce4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aud_f</text:p>
          </table:table-cell>
          <table:table-cell office:value-type="string" table:style-name="ce1">
            <text:p>BAU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MIN(20;SUM([.C7:.L7])*2+1)" table:style-name="ce4">
            <text:p>20</text:p>
          </table:table-cell>
          <table:table-cell office:value-type="float" office:value="5.5" table:style-name="ce1">
            <text:p>5,5</text:p>
          </table:table-cell>
          <table:table-cell office:value-type="float" office:value="13" table:formula="of:=MIN(20;[.N7]*2+2)" table:style-name="ce4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euvry_j</text:p>
          </table:table-cell>
          <table:table-cell office:value-type="string" table:style-name="ce1">
            <text:p>BEUVR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7" table:formula="of:=MIN(20;SUM([.C8:.L8])*2+1)" table:style-name="ce4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0" table:formula="of:=MIN(20;[.N8]*2+2)" table:style-name="ce4">
            <text:p>2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lanc_o</text:p>
          </table:table-cell>
          <table:table-cell office:value-type="string" table:style-name="ce1">
            <text:p>BLAN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6" table:formula="of:=MIN(20;SUM([.C9:.L9])*2+1)" table:style-name="ce4">
            <text:p>16</text:p>
          </table:table-cell>
          <table:table-cell office:value-type="float" office:value="7.5" table:style-name="ce1">
            <text:p>7,5</text:p>
          </table:table-cell>
          <table:table-cell office:value-type="float" office:value="17" table:formula="of:=MIN(20;[.N9]*2+2)" table:style-name="ce4">
            <text:p>1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uazi_a</text:p>
          </table:table-cell>
          <table:table-cell office:value-type="string" table:style-name="ce1">
            <text:p>BOUAZI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MIN(20;SUM([.C10:.L10])*2+1)" table:style-name="ce4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6" table:formula="of:=MIN(20;[.N10]*2+2)" table:style-name="ce4">
            <text:p>1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<text:span text:style-name="T1">bourgh_s</text:span></text:p>
          </table:table-cell>
          <table:table-cell office:value-type="string" table:style-name="ce1">
            <text:p>BOURGH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3" table:formula="of:=MIN(20;SUM([.C11:.L11])*2+1)" table:style-name="ce4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8" table:formula="of:=MIN(20;[.N11]*2+2)" table:style-name="ce4">
            <text:p>1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adet_x</text:p>
          </table:table-cell>
          <table:table-cell office:value-type="string" table:style-name="ce1">
            <text:p>CADE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MIN(20;SUM([.C12:.L12])*2+1)" table:style-name="ce4">
            <text:p>20</text:p>
          </table:table-cell>
          <table:table-cell office:value-type="float" office:value="6.5" table:style-name="ce1">
            <text:p>6,5</text:p>
          </table:table-cell>
          <table:table-cell office:value-type="float" office:value="15" table:formula="of:=MIN(20;[.N12]*2+2)" table:style-name="ce4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astil_j</text:p>
          </table:table-cell>
          <table:table-cell office:value-type="string" table:style-name="ce1">
            <text:p>CASTILL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MIN(20;SUM([.C13:.L13])*2+1)" table:style-name="ce4">
            <text:p>15</text:p>
          </table:table-cell>
          <table:table-cell office:value-type="float" office:value="4.5" table:style-name="ce1">
            <text:p>4,5</text:p>
          </table:table-cell>
          <table:table-cell office:value-type="float" office:value="11" table:formula="of:=MIN(20;[.N13]*2+2)" table:style-name="ce4">
            <text:p>1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urte_s</text:p>
          </table:table-cell>
          <table:table-cell office:value-type="string" table:style-name="ce1">
            <text:p>COURTEMAN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4" table:formula="of:=MIN(20;SUM([.C14:.L14])*2+1)" table:style-name="ce4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4" table:formula="of:=MIN(20;[.N14]*2+2)" table:style-name="ce4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_ara_c</text:p>
          </table:table-cell>
          <table:table-cell office:value-type="string" table:style-name="ce1">
            <text:p>DE ARAJ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3" table:formula="of:=MIN(20;SUM([.C15:.L15])*2+1)" table:style-name="ce4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4" table:formula="of:=MIN(20;[.N15]*2+2)" table:style-name="ce4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che_n</text:p>
          </table:table-cell>
          <table:table-cell office:value-type="string" table:style-name="ce1">
            <text:p>E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2" table:formula="of:=MIN(20;SUM([.C16:.L16])*2+1)" table:style-name="ce4">
            <text:p>12</text:p>
          </table:table-cell>
          <table:table-cell office:value-type="float" office:value="6.5" table:style-name="ce1">
            <text:p>6,5</text:p>
          </table:table-cell>
          <table:table-cell office:value-type="float" office:value="15" table:formula="of:=MIN(20;[.N16]*2+2)" table:style-name="ce4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ona.carbonell-elias</text:p>
          </table:table-cell>
          <table:table-cell office:value-type="string" table:style-name="ce1">
            <text:p>CARBONELL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0" table:formula="of:=MIN(20;SUM([.C17:.L17])*2+1)" table:style-name="ce4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6" table:formula="of:=MIN(20;[.N17]*2+2)" table:style-name="ce4">
            <text:p>1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leury_c</text:p>
          </table:table-cell>
          <table:table-cell office:value-type="string" table:style-name="ce1">
            <text:p>FLEUR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20" table:formula="of:=MIN(20;SUM([.C18:.L18])*2+1)" table:style-name="ce4">
            <text:p>20</text:p>
          </table:table-cell>
          <table:table-cell office:value-type="float" office:value="5.5" table:style-name="ce1">
            <text:p>5,5</text:p>
          </table:table-cell>
          <table:table-cell office:value-type="float" office:value="13" table:formula="of:=MIN(20;[.N18]*2+2)" table:style-name="ce4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eder_b</text:p>
          </table:table-cell>
          <table:table-cell office:value-type="string" table:style-name="ce1">
            <text:p>FREDERIC 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formula="of:=MIN(20;SUM([.C19:.L19])*2+1)" table:style-name="ce4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MIN(20;[.N19]*2+2)" table:style-name="ce4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amass_b</text:p>
          </table:table-cell>
          <table:table-cell office:value-type="string" table:style-name="ce1">
            <text:p>GAM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5" table:formula="of:=MIN(20;SUM([.C20:.L20])*2+1)" table:style-name="ce4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MIN(20;[.N20]*2+2)" table:style-name="ce4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andil_e</text:p>
          </table:table-cell>
          <table:table-cell office:value-type="string" table:style-name="ce1">
            <text:p>GANDILH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MIN(20;SUM([.C21:.L21])*2+1)" table:style-name="ce4">
            <text:p>10</text:p>
          </table:table-cell>
          <table:table-cell office:value-type="float" office:value="5.5" table:style-name="ce1">
            <text:p>5,5</text:p>
          </table:table-cell>
          <table:table-cell office:value-type="float" office:value="13" table:formula="of:=MIN(20;[.N21]*2+2)" table:style-name="ce4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elme__c</text:p>
          </table:table-cell>
          <table:table-cell office:value-type="string" table:style-name="ce1">
            <text:p>HELM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5" table:formula="of:=MIN(20;SUM([.C22:.L22])*2+1)" table:style-name="ce4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MIN(20;[.N22]*2+2)" table:style-name="ce4">
            <text:p>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enri.giroussens</text:p>
          </table:table-cell>
          <table:table-cell office:value-type="string" table:style-name="ce1">
            <text:p>GIROUSSE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MIN(20;SUM([.C23:.L23])*2+1)" table:style-name="ce4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MIN(20;[.N23]*2+2)" table:style-name="ce4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eremy.cohen-diesendorf</text:p>
          </table:table-cell>
          <table:table-cell office:value-type="string" table:style-name="ce1">
            <text:p>CO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MIN(20;SUM([.C24:.L24])*2+1)" table:style-name="ce4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4" table:formula="of:=MIN(20;[.N24]*2+2)" table:style-name="ce4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vani.tevdoradze</text:p>
          </table:table-cell>
          <table:table-cell office:value-type="string" table:style-name="ce1">
            <text:p>TEVDORAZ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MIN(20;SUM([.C25:.L25])*2+1)" table:style-name="ce4">
            <text:p>7</text:p>
          </table:table-cell>
          <table:table-cell office:value-type="float" office:value="6.5" table:style-name="ce1">
            <text:p>6,5</text:p>
          </table:table-cell>
          <table:table-cell office:value-type="float" office:value="15" table:formula="of:=MIN(20;[.N25]*2+2)" table:style-name="ce4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wand_m</text:p>
          </table:table-cell>
          <table:table-cell office:value-type="string" table:style-name="ce1">
            <text:p>LEWANDOWSKI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formula="of:=MIN(20;SUM([.C26:.L26])*2+1)" table:style-name="ce4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MIN(20;[.N26]*2+2)" table:style-name="ce4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uiggi_t</text:p>
          </table:table-cell>
          <table:table-cell office:value-type="string" table:style-name="ce1">
            <text:p>LUIGG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MIN(20;SUM([.C27:.L27])*2+1)" table:style-name="ce4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MIN(20;[.N27]*2+2)" table:style-name="ce4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rty_l</text:p>
          </table:table-cell>
          <table:table-cell office:value-type="string" table:style-name="ce1">
            <text:p>MART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MIN(20;SUM([.C28:.L28])*2+1)" table:style-name="ce4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MIN(20;[.N28]*2+2)" table:style-name="ce4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athieu.pochon</text:p>
          </table:table-cell>
          <table:table-cell office:value-type="string" table:style-name="ce1">
            <text:p>POCH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MIN(20;SUM([.C29:.L29])*2+1)" table:style-name="ce4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MIN(20;[.N29]*2+2)" table:style-name="ce4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ulin_d</text:p>
          </table:table-cell>
          <table:table-cell office:value-type="string" table:style-name="ce1">
            <text:p>MOUL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14" table:formula="of:=MIN(20;SUM([.C30:.L30])*2+1)" table:style-name="ce4">
            <text:p>14</text:p>
          </table:table-cell>
          <table:table-cell office:value-type="float" office:value="5.5" table:style-name="ce1">
            <text:p>5,5</text:p>
          </table:table-cell>
          <table:table-cell office:value-type="float" office:value="13" table:formula="of:=MIN(20;[.N30]*2+2)" table:style-name="ce4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unie_c</text:p>
          </table:table-cell>
          <table:table-cell office:value-type="string" table:style-name="ce1">
            <text:p>MOUNI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8" table:formula="of:=MIN(20;SUM([.C31:.L31])*2+1)" table:style-name="ce4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MIN(20;[.N31]*2+2)" table:style-name="ce4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icolas.roger</text:p>
          </table:table-cell>
          <table:table-cell office:value-type="string" table:style-name="ce1">
            <text:p>ROG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1" table:formula="of:=MIN(20;SUM([.C32:.L32])*2+1)" table:style-name="ce4">
            <text:p>11</text:p>
          </table:table-cell>
          <table:table-cell office:value-type="float" office:value="5.25" table:style-name="ce1">
            <text:p>5,25</text:p>
          </table:table-cell>
          <table:table-cell office:value-type="float" office:value="12.5" table:formula="of:=MIN(20;[.N32]*2+2)" table:style-name="ce4">
            <text:p>12,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icolas.roy</text:p>
          </table:table-cell>
          <table:table-cell office:value-type="string" table:style-name="ce1">
            <text:p>RO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0.75" table:style-name="ce1">
            <text:p>0,75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formula="of:=MIN(20;SUM([.C33:.L33])*2+1)" table:style-name="ce4">
            <text:p>11</text:p>
          </table:table-cell>
          <table:table-cell office:value-type="float" office:value="5.5" table:style-name="ce1">
            <text:p>5,5</text:p>
          </table:table-cell>
          <table:table-cell office:value-type="float" office:value="13" table:formula="of:=MIN(20;[.N33]*2+2)" table:style-name="ce4">
            <text:p>1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oel_m</text:p>
          </table:table-cell>
          <table:table-cell office:value-type="string" table:style-name="ce1">
            <text:p>NOE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4" table:formula="of:=MIN(20;SUM([.C34:.L34])*2+1)" table:style-name="ce4">
            <text:p>14</text:p>
          </table:table-cell>
          <table:table-cell office:value-type="float" office:value="6.5" table:style-name="ce1">
            <text:p>6,5</text:p>
          </table:table-cell>
          <table:table-cell office:value-type="float" office:value="15" table:formula="of:=MIN(20;[.N34]*2+2)" table:style-name="ce4">
            <text:p>1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ubel_r</text:p>
          </table:table-cell>
          <table:table-cell office:value-type="string" table:style-name="ce1">
            <text:p>NUBE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MIN(20;SUM([.C35:.L35])*2+1)" table:style-name="ce4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6" table:formula="of:=MIN(20;[.N35]*2+2)" table:style-name="ce4">
            <text:p>1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olivie_k</text:p>
          </table:table-cell>
          <table:table-cell office:value-type="string" table:style-name="ce1">
            <text:p>OLIVI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8" table:formula="of:=MIN(20;SUM([.C36:.L36])*2+1)" table:style-name="ce4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MIN(20;[.N36]*2+2)" table:style-name="ce4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ons_n</text:p>
          </table:table-cell>
          <table:table-cell office:value-type="string" table:style-name="ce1">
            <text:p>PO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MIN(20;SUM([.C37:.L37])*2+1)" table:style-name="ce4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MIN(20;[.N37]*2+2)" table:style-name="ce4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onthi_p</text:p>
          </table:table-cell>
          <table:table-cell office:value-type="string" table:style-name="ce1">
            <text:p>PONTHIE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20" table:formula="of:=MIN(20;SUM([.C38:.L38])*2+1)" table:style-name="ce4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0" table:formula="of:=MIN(20;[.N38]*2+2)" table:style-name="ce4">
            <text:p>2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vier_c</text:p>
          </table:table-cell>
          <table:table-cell office:value-type="string" table:style-name="ce1">
            <text:p>RIVIE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2" table:formula="of:=MIN(20;SUM([.C39:.L39])*2+1)" table:style-name="ce4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4" table:formula="of:=MIN(20;[.N39]*2+2)" table:style-name="ce4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udau_f</text:p>
          </table:table-cell>
          <table:table-cell office:value-type="string" table:style-name="ce1">
            <text:p>ROUDAU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formula="of:=MIN(20;SUM([.C40:.L40])*2+1)" table:style-name="ce4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MIN(20;[.N40]*2+2)" table:style-name="ce4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idore_m</text:p>
          </table:table-cell>
          <table:table-cell office:value-type="string" table:style-name="ce1">
            <text:p>SIDORENK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MIN(20;SUM([.C41:.L41])*2+1)" table:style-name="ce4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MIN(20;[.N41]*2+2)" table:style-name="ce4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ardif_b</text:p>
          </table:table-cell>
          <table:table-cell office:value-type="string" table:style-name="ce1">
            <text:p>TARDI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20" table:formula="of:=MIN(20;SUM([.C42:.L42])*2+1)" table:style-name="ce4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MIN(20;[.N42]*2+2)" table:style-name="ce4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hibaut.chevalier</text:p>
          </table:table-cell>
          <table:table-cell office:value-type="string" table:style-name="ce1">
            <text:p>CHEVALI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9" table:formula="of:=MIN(20;SUM([.C43:.L43])*2+1)" table:style-name="ce4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0" table:formula="of:=MIN(20;[.N43]*2+2)" table:style-name="ce4">
            <text:p>2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igan_p</text:p>
          </table:table-cell>
          <table:table-cell office:value-type="string" table:style-name="ce1">
            <text:p>TRIG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7.5" table:formula="of:=MIN(20;SUM([.C44:.L44])*2+1)" table:style-name="ce4">
            <text:p>17,5</text:p>
          </table:table-cell>
          <table:table-cell office:value-type="float" office:value="5.75" table:style-name="ce1">
            <text:p>5,75</text:p>
          </table:table-cell>
          <table:table-cell office:value-type="float" office:value="13.5" table:formula="of:=MIN(20;[.N44]*2+2)" table:style-name="ce4">
            <text:p>13,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vascov_l</text:p>
          </table:table-cell>
          <table:table-cell office:value-type="string" table:style-name="ce1">
            <text:p>VASCOVICI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13" table:formula="of:=MIN(20;SUM([.C45:.L45])*2+1)" table:style-name="ce4">
            <text:p>13</text:p>
          </table:table-cell>
          <table:table-cell office:value-type="float" office:value="5.75" table:style-name="ce1">
            <text:p>5,75</text:p>
          </table:table-cell>
          <table:table-cell office:value-type="float" office:value="13.5" table:formula="of:=MIN(20;[.N45]*2+2)" table:style-name="ce4">
            <text:p>13,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villed_p</text:p>
          </table:table-cell>
          <table:table-cell office:value-type="string" table:style-name="ce1">
            <text:p>VILLEDIE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MIN(20;SUM([.C46:.L46])*2+1)" table:style-name="ce4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4" table:formula="of:=MIN(20;[.N46]*2+2)" table:style-name="ce4">
            <text:p>1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xu_f</text:p>
          </table:table-cell>
          <table:table-cell office:value-type="string" table:style-name="ce1">
            <text:p>XU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14" table:formula="of:=MIN(20;SUM([.C47:.L47])*2+1)" table:style-name="ce4">
            <text:p>14</text:p>
          </table:table-cell>
          <table:table-cell office:value-type="float" office:value="9.5" table:style-name="ce1">
            <text:p>9,5</text:p>
          </table:table-cell>
          <table:table-cell office:value-type="float" office:value="20" table:formula="of:=MIN(20;[.N47]*2+2)" table:style-name="ce4">
            <text:p>2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zimmer_j</text:p>
          </table:table-cell>
          <table:table-cell office:value-type="string" table:style-name="ce1">
            <text:p>ZIMM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MIN(20;SUM([.C48:.L48])*2+1)" table:style-name="ce4">
            <text:p>15</text:p>
          </table:table-cell>
          <table:table-cell office:value-type="float" office:value="4.75" table:style-name="ce1">
            <text:p>4,75</text:p>
          </table:table-cell>
          <table:table-cell office:value-type="float" office:value="11.5" table:formula="of:=MIN(20;[.N48]*2+2)" table:style-name="ce4">
            <text:p>11,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moyenne</text:p>
          </table:table-cell>
          <table:table-cell table:number-columns-repeated="11" table:style-name="ce1"/>
          <table:table-cell office:value-type="float" office:value="14.304347826086957" table:formula="of:=AVERAGE([.M3:.M48])" table:style-name="ce4">
            <text:p>14,30434783</text:p>
          </table:table-cell>
          <table:table-cell table:style-name="ce1"/>
          <table:table-cell office:value-type="float" office:value="13.369565217391305" table:formula="of:=AVERAGE([.O3:.O48])" table:style-name="ce4">
            <text:p>13,36956522</text:p>
          </table:table-cell>
          <table:table-cell table:number-columns-repeated="16369"/>
        </table:table-row>
        <table:table-row table:number-rows-repeated="1048527" table:style-name="ro1">
          <table:table-cell table:number-columns-repeated="16384"/>
        </table:table-row>
      </table:table>
      <table:table table:name="Feuille2" table:style-name="ta2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2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nicolas.bourgeois</dc:creator>
    <meta:creation-date>2019-06-28T10:50:29Z</meta:creation-date>
    <dc:date>2019-07-02T10:11:50Z</dc:date>
    <meta:editing-cycles>2</meta:editing-cycles>
    <meta:editing-duration>PT29570S</meta:editing-duration>
    <meta:user-defined meta:name="qrichtext">1</meta:user-defined>
  </office:meta>
</office:document-meta>
</file>